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7eb9c" officeooo:paragraph-rsid="0007eb9c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07eb9c"/>
    </style:style>
    <style:style style:name="P4" style:family="paragraph" style:parent-style-name="Standard">
      <style:paragraph-properties fo:margin-top="0in" fo:margin-bottom="0in" loext:contextual-spacing="false"/>
      <style:text-properties officeooo:rsid="0009a6d4" officeooo:paragraph-rsid="0009a6d4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  <style:text-properties fo:font-size="12pt" fo:font-weight="bold" officeooo:rsid="000ddab3" officeooo:paragraph-rsid="000ddab3" style:font-size-asian="12pt" style:font-weight-asian="bold" style:font-size-complex="12pt" style:font-weight-complex="bold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officeooo:rsid="000d5acc" officeooo:paragraph-rsid="000d5acc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9a6d4"/>
    </style:style>
    <style:style style:name="T3" style:family="text">
      <style:text-properties officeooo:rsid="000b710d"/>
    </style:style>
    <style:style style:name="T4" style:family="text">
      <style:text-properties officeooo:rsid="000d0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y 2 13/03/2018</text:p>
      <text:list xml:id="list4797070240339817297" text:style-name="WWNum3">
        <text:list-header>
          <text:p text:style-name="P6"/>
        </text:list-header>
      </text:list>
      <text:p text:style-name="P1"/>
      <text:p text:style-name="P1">Lesson I: Moving around</text:p>
      <text:list xml:id="list2555888053130701217" text:style-name="WWNum4">
        <text:list-item>
          <text:p text:style-name="P7">Pwd, ~, Home Directory (10 mins)</text:p>
        </text:list-item>
        <text:list-item>
          <text:p text:style-name="P7">ls , ls -l, ls -a, ls -la (15 mins)</text:p>
        </text:list-item>
        <text:list-item>
          <text:p text:style-name="P7">Cd, ~, ., .. (15 mins)</text:p>
        </text:list-item>
        <text:list-item>
          <text:p text:style-name="P7">Whatis (5 mins)</text:p>
        </text:list-item>
        <text:list-item>
          <text:p text:style-name="P11">help, man pages (5 min)</text:p>
        </text:list-item>
      </text:list>
      <text:p text:style-name="P1"/>
      <text:p text:style-name="P3">Exercise: Terminus</text:p>
      <text:p text:style-name="P3"/>
      <text:p text:style-name="P1">Lesson II: Creating and Reading</text:p>
      <text:list xml:id="list6146592692829813221" text:style-name="WWNum1">
        <text:list-item>
          <text:p text:style-name="P8">Mkdir (10 mins)</text:p>
        </text:list-item>
        <text:list-item>
          <text:p text:style-name="P8">Touch (10 mins)</text:p>
        </text:list-item>
        <text:list-item>
          <text:p text:style-name="P8">Less (10 mins)</text:p>
        </text:list-item>
        <text:list-item>
          <text:p text:style-name="P8">More (10 mins)</text:p>
        </text:list-item>
      </text:list>
      <text:p text:style-name="P1"/>
      <text:p text:style-name="P1">Lesson III: Updating and deleting</text:p>
      <text:list xml:id="list184905796100676" text:continue-numbering="true" text:style-name="WWNum1">
        <text:list-item>
          <text:p text:style-name="P8">Cp (10 mins)</text:p>
        </text:list-item>
        <text:list-item>
          <text:p text:style-name="P8">Mv (15 mins)</text:p>
        </text:list-item>
      </text:list>
      <text:list xml:id="list4398940531039209397" text:style-name="WWNum2">
        <text:list-item>
          <text:p text:style-name="P9">Rm, rm -r, <text:span text:style-name="T2">rmdir</text:span> (20 mins)</text:p>
        </text:list-item>
      </text:list>
      <text:p text:style-name="P1"/>
      <text:p text:style-name="P1"/>
      <text:p text:style-name="P1"/>
      <text:p text:style-name="P2">Exercises: </text:p>
      <text:p text:style-name="P2">-create a new directory and 3 empty files</text:p>
      <text:p text:style-name="P2">-copy .bashrc file into the new directory (hidden file in home directory)</text:p>
      <text:p text:style-name="P2">-make <text:span text:style-name="T4">a second </text:span>copy of .bashrc in the new directory</text:p>
      <text:p text:style-name="P2">-<text:span text:style-name="T4">view (with less/more) the new</text:span> .bashrc fi<text:span text:style-name="T4">le</text:span></text:p>
      <text:p text:style-name="P2">-create a subdirectory </text:p>
      <text:p text:style-name="P2">-<text:span text:style-name="T2">create a file in the subdirectory</text:span></text:p>
      <text:p text:style-name="P4">-move .bashrc file to the subdirectory</text:p>
      <text:p text:style-name="P2">-<text:span text:style-name="T2">delete the subdirectory</text:span></text:p>
      <text:p text:style-name="P2">-<text:span text:style-name="T2">delete one of the files</text:span></text:p>
      <text:p text:style-name="P2">-<text:span text:style-name="T3">use help with any of the commands</text:span></text:p>
      <text:p text:style-name="P2">-<text:span text:style-name="T3">use man pages for any of the commands</text:span></text:p>
      <text:p text:style-name="P1"/>
      <text:p text:style-name="P1">Resources:</text:p>
      <text:list xml:id="list2629092738200758519" text:style-name="WWNum5">
        <text:list-header>
          <text:p text:style-name="P10"><text:a xlink:type="simple" xlink:href="https://dci-wiki.herokuapp.com//teaching/curriculum/course-contents" text:style-name="Internet_20_link" text:visited-style-name="Visited_20_Internet_20_Link"><text:span text:style-name="T1"/></text:a></text:p>
        </text:list-header>
        <text:list-item>
          <text:p text:style-name="P10"><text:a xlink:type="simple" xlink:href="https://learncodethehardway.org/unix/bash_cheat_sheet.pdf" text:style-name="Internet_20_link" text:visited-style-name="Visited_20_Internet_20_Link"><text:span text:style-name="T1">https://learncodethehardway.org/unix/bash_cheat_sheet.pdf</text:span></text:a></text:p>
        </text:list-item>
        <text:list-item>
          <text:p text:style-name="P10"><text:a xlink:type="simple" xlink:href="http://www.mprat.org/Terminus/" text:style-name="Internet_20_link" text:visited-style-name="Visited_20_Internet_20_Link"><text:span text:style-name="T1">http://www.mprat.org/Terminus/</text:span></text:a></text:p>
        </text:list-item>
        <text:list-item>
          <text:p text:style-name="P10"><text:a xlink:type="simple" xlink:href="https://www.youtube.com/watch?v=oxuRxtrO2Ag&amp;t=35m31s" text:style-name="Internet_20_link" text:visited-style-name="Visited_20_Internet_20_Link"><text:span text:style-name="T1">https://www.youtube.com/watch?v=oxuRxtrO2Ag&amp;t=35m31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1T18:49:05.414108114</dc:date>
    <meta:editing-duration>PT2H4M42S</meta:editing-duration>
    <meta:editing-cycles>9</meta:editing-cycles>
    <meta:print-date>2018-03-11T18:47:16.954060779</meta:print-date>
    <meta:document-statistic meta:table-count="0" meta:image-count="0" meta:object-count="0" meta:page-count="1" meta:paragraph-count="35" meta:word-count="170" meta:character-count="956" meta:non-whitespace-character-count="834"/>
  </office:meta>
</office:document-meta>
</file>